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start="Arrow_20_concave" draw:marker-start-width="0.15cm" draw:marker-end="Arrow_20_concave" draw:marker-end-width="0.15cm" draw:fill="solid" draw:fill-color="#00b8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" draw:marker-start-width="0.15cm" draw:marker-end="Arrow_20_concave" draw:marker-end-width="0.15cm" draw:fill="solid" draw:fill-color="#00b8ff" draw:textarea-horizontal-align="center" draw:textarea-vertical-align="middle"/>
    </style:style>
    <style:style style:name="gr7" style:family="graphic" style:parent-style-name="standard">
      <style:graphic-properties draw:marker-start="" draw:marker-start-width="0.15cm" draw:marker-end="Arrow_20_concave" draw:marker-end-width="0.3cm" draw:fill="solid" draw:fill-color="#00b8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4.999cm" svg:height="5.464cm" svg:x="0.636cm" svg:y="0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64cm" svg:height="2.565cm" svg:x="0.755cm" svg:y="0.755cm">
            <text:p text:style-name="P2"><text:span text:style-name="T1">Service</text:span></text:p>
            <text:p text:style-name="P2"><text:span text:style-name="T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464cm" svg:height="2.565cm" svg:x="2.403cm" svg:y="0.755cm">
            <text:p text:style-name="P4"><text:span text:style-name="T1">Service</text:span></text:p>
            <text:p text:style-name="P4"><text:span text:style-name="T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464cm" svg:height="2.565cm" svg:x="4.051cm" svg:y="0.755cm">
            <text:p text:style-name="P4"><text:span text:style-name="T1">Service</text:span></text:p>
            <text:p text:style-name="P4"><text:span text:style-name="T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4.666cm" svg:height="1.5cm" svg:x="0.805cm" svg:y="4.475cm">
            <text:p text:style-name="P4"><text:span text:style-name="T2">Envo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917cm" svg:height="1.167cm" svg:x="1.057cm" svg:y="4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" draw:text-style-name="P1" draw:layer="layout" svg:width="4.999cm" svg:height="5.464cm" svg:x="8.636cm" svg:y="0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64cm" svg:height="2.565cm" svg:x="8.755cm" svg:y="0.755cm">
            <text:p text:style-name="P2"><text:span text:style-name="T1">Service</text:span></text:p>
            <text:p text:style-name="P2"><text:span text:style-name="T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464cm" svg:height="2.565cm" svg:x="10.403cm" svg:y="0.755cm">
            <text:p text:style-name="P4"><text:span text:style-name="T1">Service</text:span></text:p>
            <text:p text:style-name="P4"><text:span text:style-name="T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464cm" svg:height="2.565cm" svg:x="12.051cm" svg:y="0.755cm">
            <text:p text:style-name="P4"><text:span text:style-name="T1">Service</text:span></text:p>
            <text:p text:style-name="P4"><text:span text:style-name="T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4.666cm" svg:height="1.5cm" svg:x="8.805cm" svg:y="4.475cm">
            <text:p text:style-name="P4"><text:span text:style-name="T2">Envo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917cm" svg:height="1.167cm" svg:x="9.057cm" svg:y="4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" draw:text-style-name="P5" draw:layer="layout" svg:width="13cm" svg:height="1.5cm" svg:x="0.635cm" svg:y="8.135cm">
          <text:p text:style-name="P4"><text:span text:style-name="T2">Storage 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17cm" svg:height="1.167cm" svg:x="0.925cm" svg:y="8.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0.917cm" svg:height="1.167cm" svg:x="12.468cm" svg:y="8.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.468cm" svg:y1="3.301cm" svg:x2="1.468cm" svg:y2="4.468cm">
          <text:p/>
        </draw:line>
        <draw:line draw:style-name="gr6" draw:text-style-name="P1" draw:layer="layout" svg:x1="3.135cm" svg:y1="3.301cm" svg:x2="3.135cm" svg:y2="4.468cm">
          <text:p/>
        </draw:line>
        <draw:line draw:style-name="gr6" draw:text-style-name="P1" draw:layer="layout" svg:x1="4.801cm" svg:y1="3.302cm" svg:x2="4.801cm" svg:y2="4.469cm">
          <text:p/>
        </draw:line>
        <draw:line draw:style-name="gr7" draw:text-style-name="P1" draw:layer="layout" svg:x1="5.468cm" svg:y1="5.135cm" svg:x2="8.801cm" svg:y2="5.135cm">
          <text:p/>
        </draw:line>
        <draw:line draw:style-name="gr7" draw:text-style-name="P1" draw:layer="layout" svg:x1="3.135cm" svg:y1="6.135cm" svg:x2="3.135cm" svg:y2="8.135cm">
          <text:p/>
        </draw:line>
        <draw:line draw:style-name="gr7" draw:text-style-name="P1" draw:layer="layout" svg:x1="11.135cm" svg:y1="6.135cm" svg:x2="11.135cm" svg:y2="8.135cm">
          <text:p/>
        </draw:line>
        <draw:line draw:style-name="gr7" draw:text-style-name="P1" draw:layer="layout" svg:x1="11.135cm" svg:y1="6.135cm" svg:x2="6.551cm" svg:y2="8.135cm">
          <text:p/>
        </draw:line>
        <draw:line draw:style-name="gr6" draw:text-style-name="P1" draw:layer="layout" svg:x1="9.468cm" svg:y1="3.301cm" svg:x2="9.468cm" svg:y2="4.468cm">
          <text:p/>
        </draw:line>
        <draw:line draw:style-name="gr6" draw:text-style-name="P1" draw:layer="layout" svg:x1="11.135cm" svg:y1="3.301cm" svg:x2="11.135cm" svg:y2="4.468cm">
          <text:p/>
        </draw:line>
        <draw:line draw:style-name="gr6" draw:text-style-name="P1" draw:layer="layout" svg:x1="12.801cm" svg:y1="3.301cm" svg:x2="12.801cm" svg:y2="4.4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8-31T12:33:44</meta:creation-date>
    <dc:creator>Russ</dc:creator>
    <dc:date>2006-08-31T12:54:36</dc:date>
    <dc:language>en-GB</dc:language>
    <meta:editing-cycles>2</meta:editing-cycles>
    <meta:editing-duration>PT20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